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000000021205E63E590009B8DF.png" manifest:media-type="image/png"/>
  <manifest:file-entry manifest:full-path="Pictures/10000201000001E0000000F048634456666269FA.png" manifest:media-type="image/png"/>
  <manifest:file-entry manifest:full-path="Pictures/10000201000002440000012C7682DE5578EAE2C0.png" manifest:media-type="image/png"/>
  <manifest:file-entry manifest:full-path="Pictures/1000020100000465000001A10665F843D2F1E8D3.png" manifest:media-type="image/png"/>
  <manifest:file-entry manifest:full-path="Pictures/100002010000010E00000081C22776790B668BAB.png" manifest:media-type="image/png"/>
  <manifest:file-entry manifest:full-path="Pictures/10000201000007D00000055B2E1D10B84257C22A.png" manifest:media-type="image/png"/>
  <manifest:file-entry manifest:full-path="Pictures/100002010000045A0000043BA465A5B99BA39040.png" manifest:media-type="image/png"/>
  <manifest:file-entry manifest:full-path="Pictures/10000201000000FA000000D00E7913B048E352D8.png" manifest:media-type="image/png"/>
  <manifest:file-entry manifest:full-path="Pictures/1000020100000190000001F40FBD540B2B94A765.png" manifest:media-type="image/png"/>
  <manifest:file-entry manifest:full-path="Pictures/1000020100000280000000D9878865BDC5212545.png" manifest:media-type="image/png"/>
  <manifest:file-entry manifest:full-path="Pictures/10000201000001900000017C8EFA66D7282DE42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9.65cm" fo:min-width="9.542cm"/>
    </style:style>
    <style:style style:name="pr1" style:family="presentation" style:parent-style-name="Padrão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weight="bol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</office:automatic-styles>
  <office:body>
    <office:presentation>
      <draw:page draw:name="page1" draw:style-name="dp1" draw:master-page-name="Padrão" presentation:presentation-page-layout-name="AL1T0">
        <draw:frame draw:style-name="gr1" draw:text-style-name="P1" draw:layer="layout" svg:width="3.575cm" svg:height="2.451cm" svg:x="5.055cm" svg:y="9.749cm">
          <draw:image xlink:href="Pictures/10000201000007D00000055B2E1D10B84257C22A.png" xlink:type="simple" xlink:show="embed" xlink:actuate="onLoad">
            <text:p/>
          </draw:image>
        </draw:frame>
        <draw:frame draw:style-name="gr1" draw:text-style-name="P1" draw:layer="layout" svg:width="3.2cm" svg:height="2.588cm" svg:x="5.4cm" svg:y="5.6cm">
          <draw:image xlink:href="Pictures/10000201000004000000021205E63E590009B8DF.png" xlink:type="simple" xlink:show="embed" xlink:actuate="onLoad">
            <text:p/>
          </draw:image>
        </draw:frame>
        <draw:frame draw:style-name="gr1" draw:text-style-name="P1" xml:id="id1" draw:id="id1" draw:layer="layout" svg:width="10.334cm" svg:height="5.345cm" svg:x="9.6cm" svg:y="1.2cm">
          <draw:image xlink:href="Pictures/10000201000002440000012C7682DE5578EAE2C0.png" xlink:type="simple" xlink:show="embed" xlink:actuate="onLoad">
            <text:p/>
          </draw:image>
        </draw:frame>
        <draw:frame draw:style-name="gr1" draw:text-style-name="P1" xml:id="id2" draw:id="id2" draw:layer="layout" svg:width="3.125cm" svg:height="2.6cm" svg:x="19.934cm" svg:y="6.6cm">
          <draw:image xlink:href="Pictures/10000201000000FA000000D00E7913B048E352D8.png" xlink:type="simple" xlink:show="embed" xlink:actuate="onLoad">
            <text:p/>
          </draw:image>
        </draw:frame>
        <draw:frame draw:style-name="gr1" draw:text-style-name="P1" xml:id="id3" draw:id="id3" draw:layer="layout" svg:width="3.673cm" svg:height="4.591cm" svg:x="15.727cm" svg:y="10.409cm">
          <draw:image xlink:href="Pictures/1000020100000190000001F40FBD540B2B94A765.png" xlink:type="simple" xlink:show="embed" xlink:actuate="onLoad">
            <text:p/>
          </draw:image>
        </draw:frame>
        <draw:frame draw:style-name="gr1" draw:text-style-name="P1" xml:id="id4" draw:id="id4" draw:layer="layout" svg:width="2.993cm" svg:height="2.843cm" svg:x="10.2cm" svg:y="11.757cm">
          <draw:image xlink:href="Pictures/10000201000001900000017C8EFA66D7282DE420.png" xlink:type="simple" xlink:show="embed" xlink:actuate="onLoad">
            <text:p/>
          </draw:image>
        </draw:frame>
        <draw:connector draw:style-name="gr2" draw:text-style-name="P2" draw:layer="layout" draw:type="curve" svg:x1="19.934cm" svg:y1="3.872cm" svg:x2="21.496cm" svg:y2="6.6cm" draw:start-shape="id1" draw:start-glue-point="1" draw:end-shape="id2" draw:end-glue-point="0" svg:d="M19934 3872c1042 0 1562 909 1562 2728" svg:viewBox="0 0 1563 2729">
          <text:p/>
        </draw:connector>
        <draw:connector draw:style-name="gr2" draw:text-style-name="P2" draw:layer="layout" draw:type="curve" svg:x1="22.431cm" svg:y1="9.082cm" svg:x2="19.4cm" svg:y2="12.704cm" draw:end-shape="id3" draw:end-glue-point="1" svg:d="M22431 9082c-1897 0-382 3622-3031 3622" svg:viewBox="0 0 3032 3623">
          <text:p/>
        </draw:connector>
        <draw:connector draw:style-name="gr2" draw:text-style-name="P2" draw:layer="layout" draw:type="curve" svg:x1="15.362cm" svg:y1="13.426cm" svg:x2="13.193cm" svg:y2="13.178cm" draw:end-shape="id4" draw:end-glue-point="1" svg:d="M15362 13426c-1251 0-167-248-2169-248" svg:viewBox="0 0 2170 249">
          <text:p/>
        </draw:connector>
        <draw:frame draw:style-name="gr3" draw:text-style-name="P3" draw:layer="layout" svg:width="6.703cm" svg:height="3.351cm" svg:x="0.297cm" svg:y="0.249cm">
          <draw:image xlink:href="Pictures/10000201000001E0000000F048634456666269FA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draw:custom-shape draw:style-name="gr5" draw:text-style-name="P2" draw:layer="layout" svg:width="14.2cm" svg:height="14cm" svg:x="6.8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6.469cm" svg:height="3.346cm" svg:x="10.531cm" svg:y="0.4cm">
          <draw:image xlink:href="Pictures/10000201000002440000012C7682DE5578EAE2C0.png" xlink:type="simple" xlink:show="embed" xlink:actuate="onLoad">
            <text:p/>
          </draw:image>
        </draw:frame>
        <draw:frame draw:style-name="gr1" draw:text-style-name="P1" draw:layer="layout" svg:width="3.125cm" svg:height="2.6cm" svg:x="17.6cm" svg:y="2.6cm">
          <draw:image xlink:href="Pictures/10000201000000FA000000D00E7913B048E352D8.png" xlink:type="simple" xlink:show="embed" xlink:actuate="onLoad">
            <text:p/>
          </draw:image>
        </draw:frame>
        <draw:frame draw:style-name="gr1" draw:text-style-name="P1" draw:layer="layout" svg:width="3.673cm" svg:height="4.591cm" svg:x="19.127cm" svg:y="4.8cm">
          <draw:image xlink:href="Pictures/1000020100000190000001F40FBD540B2B94A765.png" xlink:type="simple" xlink:show="embed" xlink:actuate="onLoad">
            <text:p/>
          </draw:image>
        </draw:frame>
        <draw:frame draw:style-name="gr1" draw:text-style-name="P1" draw:layer="layout" svg:width="2.993cm" svg:height="2.843cm" svg:x="18.807cm" svg:y="9.757cm">
          <draw:image xlink:href="Pictures/10000201000001900000017C8EFA66D7282DE420.png" xlink:type="simple" xlink:show="embed" xlink:actuate="onLoad">
            <text:p/>
          </draw:image>
        </draw:frame>
        <draw:frame draw:style-name="gr1" draw:text-style-name="P1" draw:layer="layout" svg:width="3.575cm" svg:height="2.451cm" svg:x="5cm" svg:y="9.6cm">
          <draw:image xlink:href="Pictures/10000201000007D00000055B2E1D10B84257C22A.png" xlink:type="simple" xlink:show="embed" xlink:actuate="onLoad">
            <text:p/>
          </draw:image>
        </draw:frame>
        <draw:frame draw:style-name="gr1" draw:text-style-name="P1" draw:layer="layout" svg:width="3.2cm" svg:height="2.588cm" svg:x="5.2cm" svg:y="5.812cm">
          <draw:image xlink:href="Pictures/10000201000004000000021205E63E590009B8DF.png" xlink:type="simple" xlink:show="embed" xlink:actuate="onLoad">
            <text:p/>
          </draw:image>
        </draw:frame>
        <draw:frame draw:style-name="gr1" draw:text-style-name="P1" draw:layer="layout" svg:width="5.05cm" svg:height="2.412cm" svg:x="6.4cm" svg:y="2.388cm">
          <draw:image xlink:href="Pictures/100002010000010E00000081C22776790B668BAB.png" xlink:type="simple" xlink:show="embed" xlink:actuate="onLoad">
            <text:p/>
          </draw:image>
        </draw:frame>
        <draw:frame draw:style-name="gr1" draw:text-style-name="P1" draw:layer="layout" svg:width="5.8cm" svg:height="2.155cm" svg:x="6.4cm" svg:y="12.6cm">
          <draw:image xlink:href="Pictures/1000020100000465000001A10665F843D2F1E8D3.png" xlink:type="simple" xlink:show="embed" xlink:actuate="onLoad">
            <text:p/>
          </draw:image>
        </draw:frame>
        <draw:frame draw:style-name="gr1" draw:text-style-name="P1" draw:layer="layout" svg:width="6.038cm" svg:height="2.047cm" svg:x="13.2cm" svg:y="13.353cm">
          <draw:image xlink:href="Pictures/1000020100000280000000D9878865BDC5212545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6.469cm" svg:height="3.346cm" svg:x="11.331cm" svg:y="0.4cm">
          <draw:image xlink:href="Pictures/10000201000002440000012C7682DE5578EAE2C0.png" xlink:type="simple" xlink:show="embed" xlink:actuate="onLoad">
            <text:p/>
          </draw:image>
        </draw:frame>
        <draw:frame draw:style-name="gr1" draw:text-style-name="P1" draw:layer="layout" svg:width="3.125cm" svg:height="2.6cm" svg:x="17.2cm" svg:y="2.8cm">
          <draw:image xlink:href="Pictures/10000201000000FA000000D00E7913B048E352D8.png" xlink:type="simple" xlink:show="embed" xlink:actuate="onLoad">
            <text:p/>
          </draw:image>
        </draw:frame>
        <draw:frame draw:style-name="gr1" draw:text-style-name="P1" draw:layer="layout" svg:width="3.673cm" svg:height="4.591cm" svg:x="18.927cm" svg:y="4.8cm">
          <draw:image xlink:href="Pictures/1000020100000190000001F40FBD540B2B94A765.png" xlink:type="simple" xlink:show="embed" xlink:actuate="onLoad">
            <text:p/>
          </draw:image>
        </draw:frame>
        <draw:frame draw:style-name="gr1" draw:text-style-name="P1" draw:layer="layout" svg:width="2.993cm" svg:height="2.843cm" svg:x="18.807cm" svg:y="9.357cm">
          <draw:image xlink:href="Pictures/10000201000001900000017C8EFA66D7282DE420.png" xlink:type="simple" xlink:show="embed" xlink:actuate="onLoad">
            <text:p/>
          </draw:image>
        </draw:frame>
        <draw:frame draw:style-name="gr1" draw:text-style-name="P1" draw:layer="layout" svg:width="3.575cm" svg:height="2.451cm" svg:x="5.3cm" svg:y="9.3cm">
          <draw:image xlink:href="Pictures/10000201000007D00000055B2E1D10B84257C22A.png" xlink:type="simple" xlink:show="embed" xlink:actuate="onLoad">
            <text:p/>
          </draw:image>
        </draw:frame>
        <draw:frame draw:style-name="gr1" draw:text-style-name="P1" draw:layer="layout" svg:width="3.2cm" svg:height="2.588cm" svg:x="5.8cm" svg:y="5.212cm">
          <draw:image xlink:href="Pictures/10000201000004000000021205E63E590009B8DF.png" xlink:type="simple" xlink:show="embed" xlink:actuate="onLoad">
            <text:p/>
          </draw:image>
        </draw:frame>
        <draw:frame draw:style-name="gr1" draw:text-style-name="P1" draw:layer="layout" svg:width="5.05cm" svg:height="2.412cm" svg:x="7cm" svg:y="2.188cm">
          <draw:image xlink:href="Pictures/100002010000010E00000081C22776790B668BAB.png" xlink:type="simple" xlink:show="embed" xlink:actuate="onLoad">
            <text:p/>
          </draw:image>
        </draw:frame>
        <draw:frame draw:style-name="gr1" draw:text-style-name="P1" draw:layer="layout" svg:width="5.8cm" svg:height="2.155cm" svg:x="6.4cm" svg:y="12.745cm">
          <draw:image xlink:href="Pictures/1000020100000465000001A10665F843D2F1E8D3.png" xlink:type="simple" xlink:show="embed" xlink:actuate="onLoad">
            <text:p/>
          </draw:image>
        </draw:frame>
        <draw:frame draw:style-name="gr1" draw:text-style-name="P1" draw:layer="layout" svg:width="6.038cm" svg:height="2.047cm" svg:x="12.2cm" svg:y="13.8cm">
          <draw:image xlink:href="Pictures/1000020100000280000000D9878865BDC5212545.png" xlink:type="simple" xlink:show="embed" xlink:actuate="onLoad">
            <text:p/>
          </draw:image>
        </draw:frame>
        <draw:frame draw:style-name="gr1" draw:text-style-name="P1" draw:layer="layout" svg:width="9.598cm" svg:height="9.331cm" svg:x="9cm" svg:y="3.8cm">
          <draw:image xlink:href="Pictures/100002010000045A0000043BA465A5B99BA39040.png" xlink:type="simple" xlink:show="embed" xlink:actuate="onLoad">
            <text:p/>
          </draw:image>
        </draw:frame>
        <draw:frame draw:style-name="gr3" draw:text-style-name="P3" draw:layer="layout" svg:width="4.803cm" svg:height="2.401cm" svg:x="17.4cm" svg:y="12.4cm">
          <draw:image xlink:href="Pictures/10000201000001E0000000F048634456666269FA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4-02T20:16:53.690618275</meta:creation-date>
    <dc:date>2022-04-03T22:36:33.161588236</dc:date>
    <meta:editing-duration>PT4H12M59S</meta:editing-duration>
    <meta:editing-cycles>11</meta:editing-cycles>
    <meta:generator>LibreOffice/6.0.7.3$Linux_X86_64 LibreOffice_project/00m0$Build-3</meta:generator>
    <meta:document-statistic meta:object-count="58"/>
  </office:meta>
</office:document-meta>
</file>